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564b"/>
    </style:style>
    <style:style style:name="P2" style:family="paragraph" style:parent-style-name="Heading_20_3">
      <style:paragraph-properties fo:text-align="center" style:justify-single-word="false"/>
      <style:text-properties fo:language="ru" fo:country="RU" officeooo:paragraph-rsid="0023d538"/>
    </style:style>
    <style:style style:name="P3" style:family="paragraph" style:parent-style-name="Standard">
      <style:text-properties fo:language="ru" fo:country="RU" officeooo:paragraph-rsid="001c564b"/>
    </style:style>
    <style:style style:name="P4" style:family="paragraph" style:parent-style-name="Standard" style:list-style-name="L1">
      <style:text-properties fo:language="ru" fo:country="RU" officeooo:paragraph-rsid="001c0222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officeooo:paragraph-rsid="001c564b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01c564b" style:font-size-asian="16pt" style:font-size-complex="16pt"/>
    </style:style>
    <style:style style:name="P8" style:family="paragraph" style:parent-style-name="Text_20_body">
      <style:text-properties fo:language="ru" fo:country="RU" fo:font-weight="bold" officeooo:paragraph-rsid="001e3349" style:font-weight-asian="bold" style:font-weight-complex="bold"/>
    </style:style>
    <style:style style:name="P9" style:family="paragraph" style:parent-style-name="Text_20_body" style:list-style-name="L2">
      <style:text-properties fo:language="ru" fo:country="RU" officeooo:paragraph-rsid="001e3349"/>
    </style:style>
    <style:style style:name="P10" style:family="paragraph" style:parent-style-name="Text_20_body" style:list-style-name="L2">
      <style:text-properties fo:language="ru" fo:country="RU" officeooo:paragraph-rsid="001fc4c3"/>
    </style:style>
    <style:style style:name="P11" style:family="paragraph" style:parent-style-name="Text_20_body" style:list-style-name="L2">
      <style:text-properties fo:language="ru" fo:country="RU" officeooo:paragraph-rsid="0021272d"/>
    </style:style>
    <style:style style:name="P12" style:family="paragraph" style:parent-style-name="Text_20_body">
      <style:text-properties fo:language="ru" fo:country="RU" officeooo:paragraph-rsid="001fc4c3"/>
    </style:style>
    <style:style style:name="P13" style:family="paragraph" style:parent-style-name="Text_20_body">
      <style:text-properties fo:language="ru" fo:country="RU" officeooo:paragraph-rsid="0021c0d2"/>
    </style:style>
    <style:style style:name="P14" style:family="paragraph" style:parent-style-name="Text_20_body">
      <style:text-properties fo:language="ru" fo:country="RU" officeooo:paragraph-rsid="001e3349"/>
    </style:style>
    <style:style style:name="P15" style:family="paragraph" style:parent-style-name="Text_20_body">
      <style:text-properties fo:language="ru" fo:country="RU" officeooo:paragraph-rsid="0022f50a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T1" style:family="text">
      <style:text-properties officeooo:rsid="001c564b"/>
    </style:style>
    <style:style style:name="T2" style:family="text">
      <style:text-properties officeooo:rsid="001e33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564b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officeooo:rsid="001c564b" style:font-weight-asian="bold" style:font-weight-complex="bold"/>
    </style:style>
    <style:style style:name="T7" style:family="text">
      <style:text-properties fo:language="ru" fo:country="RU" officeooo:rsid="001c564b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Общая часть</text:span></text:p>
      <text:p text:style-name="P1"><text:span text:style-name="T6"/></text:p>
      <text:p text:style-name="P1"><text:span text:style-name="T6">Компании</text:span><text:span text:style-name="T7">: </text:span><text:a xlink:type="simple" xlink:href="https://openbionics.com/" text:style-name="Internet_20_link" text:visited-style-name="Visited_20_Internet_20_Link"><text:span text:style-name="T5">Open Bionics</text:span></text:a><text:span text:style-name="T5">, </text:span><text:a xlink:type="simple" xlink:href="https://www.cochlear.com/au/en/home" text:style-name="Internet_20_link" text:visited-style-name="Visited_20_Internet_20_Link"><text:span text:style-name="T5">Cochlear</text:span></text:a><text:span text:style-name="T5">, </text:span><text:a xlink:type="simple" xlink:href="https://europe.medtronic.com/xd-en/index.html" text:style-name="Internet_20_link" text:visited-style-name="Visited_20_Internet_20_Link"><text:span text:style-name="T5">Medtronic</text:span></text:a><text:span text:style-name="T5">, </text:span><text:a xlink:type="simple" xlink:href="https://www.ossur.com/global" text:style-name="Internet_20_link" text:visited-style-name="Visited_20_Internet_20_Link"><text:span text:style-name="T5">Ossur</text:span></text:a><text:span text:style-name="T5">.</text:span></text:p>
      <text:p text:style-name="P3"/>
      <text:p text:style-name="P3"><text:span text:style-name="T3">Делают упор</text:span> на медицинскую информацию, образовательный контент, демонстрацию продуктов.</text:p>
      <text:p text:style-name="P3"/>
      <text:p text:style-name="P3"><text:span text:style-name="T3">Целевые действия</text:span> включают:</text:p>
      <text:list text:style-name="L1">
        <text:list-item>
          <text:p text:style-name="P4">запись на консультацию;</text:p>
        </text:list-item>
        <text:list-item>
          <text:p text:style-name="P4">заказ продукции;</text:p>
        </text:list-item>
        <text:list-item>
          <text:p text:style-name="P4">поддержку клиентов;</text:p>
        </text:list-item>
      </text:list>
      <text:p text:style-name="P5"/>
      <text:p text:style-name="P5"><text:span text:style-name="T3">Используют</text:span> 3D-визуализацию имплантов, видео с отзывами пациентов, подробные спецификации. Важно, чтобы интерфейс был доступным и понятным для людей с разными уровнями технической подготовки и возможностями <text:span text:style-name="T2">(не-).</text:span></text:p>
      <text:p text:style-name="P5"/>
      <text:p text:style-name="P8">Список идей:</text:p>
      <text:list xml:id="list1101564424" text:style-name="L2">
        <text:list-item>
          <text:p text:style-name="P9">интеграция AR для предпросмотра имплантов;</text:p>
        </text:list-item>
        <text:list-item>
          <text:p text:style-name="P9">персонализированные рекомендации;</text:p>
        </text:list-item>
        <text:list-item>
          <text:p text:style-name="P9">безопасность данных - речь идет о переносе сознания;</text:p>
        </text:list-item>
        <text:list-item>
          <text:p text:style-name="P10">симулятор сознания в новом носителе;</text:p>
        </text:list-item>
        <text:list-item>
          <text:p text:style-name="P10">интеграция с нейроинтерфейсами;</text:p>
        </text:list-item>
        <text:list-item>
          <text:p text:style-name="P10">сообщество пользователей для обмена опытом;</text:p>
        </text:list-item>
        <text:list-item>
          <text:p text:style-name="P10">блокчейн для безопасного хранения данных сознания; </text:p>
        </text:list-item>
        <text:list-item>
          <text:p text:style-name="P10">криптовалюта для покупки услуг;</text:p>
        </text:list-item>
        <text:list-item>
          <text:p text:style-name="P10">важно учесть юридические и этические аспекты, особенно при работе с переносом сознания:</text:p>
        </text:list-item>
        <text:list-item>
          <text:p text:style-name="P11">добавить раздел с образовательными материалами о кибер-имплантах, чтобы информировать пользователей;</text:p>
        </text:list-item>
        <text:list-item>
          <text:p text:style-name="P11">геймификация - достижения за использование определенных функций или уровни адаптации к новому телу;</text:p>
        </text:list-item>
      </text:list>
      <text:p text:style-name="P12"/>
      <text:p text:style-name="P13"><text:span text:style-name="T3">Ключевые элементы интерфейса:</text:span> </text:p>
      <text:p text:style-name="P13">простота навигации, интуитивность, доступность, безопасность, персонализация. Возможно, стоит предусмотреть разные профили пользователей: для новичков и продвинутых, с разными уровнями кастомизации.</text:p>
      <text:p text:style-name="P15">Мультиязычность и адаптация под разные культуры <text:s/>компания планирует выход на международный рынок. Техническая поддержка через приложение, включая удалённую диагностику имплантов.</text:p>
      <text:h text:style-name="P2" text:outline-level="3"><text:soft-page-break/><text:span text:style-name="Strong_20_Emphasis"><text:span text:style-name="T8">Интерфейс мобильного приложения</text:span></text:span></text:h>
      <text:h text:style-name="P2" text:outline-level="3"><text:span text:style-name="Strong_20_Emphasis"><text:span text:style-name="T8">для кибер-имплантов и переноса сознания</text:span></text:span></text:h>
      <text:p text:style-name="Horizontal_20_Line"/>
      <text:h text:style-name="Heading_20_4" text:outline-level="4"><text:span text:style-name="Strong_20_Emphasis">1. Ресерч существующих решений (имплантация, протезирование):</text:span></text:h>
      <text:p text:style-name="Text_20_body"><text:span text:style-name="Strong_20_Emphasis">Примеры компаний и их подходы:</text:span></text:p>
      <text:list text:style-name="L3">
        <text:list-item>
          <text:p text:style-name="P16"><text:span text:style-name="Strong_20_Emphasis">Open Bionics</text:span>:</text:p>
          <text:list>
            <text:list-item>
              <text:p text:style-name="P16">3D-визуализация протезов, геймификация (Hero Arm для детей), интеграция с мобильными приложениями для настройки.</text:p>
            </text:list-item>
            <text:list-item>
              <text:p text:style-name="P16">Акцент на эмоциональной связи: дизайн протезов в стиле супергероев.</text:p>
            </text:list-item>
            <text:list-item>
              <text:p text:style-name="P16">Целевые действия: заказ, настройка, обучение использованию.</text:p>
            </text:list-item>
          </text:list>
        </text:list-item>
        <text:list-item>
          <text:p text:style-name="P16"><text:span text:style-name="Strong_20_Emphasis">Cochlear</text:span> (слуховые импланты):</text:p>
          <text:list>
            <text:list-item>
              <text:p text:style-name="P16">Приложение для управления устройством (громкость, режимы), телеметрия, обновления ПО.</text:p>
            </text:list-item>
            <text:list-item>
              <text:p text:style-name="P16">Образовательные видео и чат с поддержкой.</text:p>
            </text:list-item>
          </text:list>
        </text:list-item>
        <text:list-item>
          <text:p text:style-name="P16"><text:span text:style-name="Strong_20_Emphasis">Ossur</text:span> (бионические протезы):</text:p>
          <text:list>
            <text:list-item>
              <text:p text:style-name="P16">Персонализированные тренировки через приложение, трекинг активности.</text:p>
            </text:list-item>
            <text:list-item>
              <text:p text:style-name="P16">Сообщество пользователей для обмена опытом.</text:p>
            </text:list-item>
          </text:list>
        </text:list-item>
        <text:list-item>
          <text:p text:style-name="P16"><text:span text:style-name="Strong_20_Emphasis">Medtronic</text:span> (нейроимпланты):</text:p>
          <text:list>
            <text:list-item>
              <text:p text:style-name="P16">Медицинские данные в реальном времени, интеграция с EHR (электронными медкартами).</text:p>
            </text:list-item>
          </text:list>
        </text:list-item>
      </text:list>
      <text:p text:style-name="Text_20_body"><text:span text:style-name="Strong_20_Emphasis">Идеи из ресерча:</text:span></text:p>
      <text:list text:style-name="L4">
        <text:list-item>
          <text:p text:style-name="P17"><text:span text:style-name="Strong_20_Emphasis">3D/AR-предпросмотр имплантов</text:span> на теле пользователя.</text:p>
        </text:list-item>
        <text:list-item>
          <text:p text:style-name="P17"><text:span text:style-name="Strong_20_Emphasis">Телемедицина</text:span>: консультации с хирургами через приложение.</text:p>
        </text:list-item>
        <text:list-item>
          <text:p text:style-name="P17"><text:span text:style-name="Strong_20_Emphasis">Управление устройствами</text:span>: кастомизация функций (чувствительность, режимы).</text:p>
        </text:list-item>
        <text:list-item>
          <text:p text:style-name="P17"><text:span text:style-name="Strong_20_Emphasis">Трекинг здоровья</text:span>: мониторинг совместимости импланта с организмом.</text:p>
        </text:list-item>
        <text:list-item>
          <text:p text:style-name="P17"><text:span text:style-name="Strong_20_Emphasis">База знаний</text:span>: статьи, видеоинструкции, FAQ по уходу за имплантами.</text:p>
        </text:list-item>
        <text:list-item>
          <text:p text:style-name="P17"><text:span text:style-name="Strong_20_Emphasis">Чат-бот поддержки</text:span> с ИИ для экстренных случаев (например, сбои импланта).</text:p>
        </text:list-item>
        <text:list-item>
          <text:p text:style-name="P17"><text:span text:style-name="Strong_20_Emphasis">Интеграция с медкартами</text:span> для автоматической передачи данных врачам.</text:p>
        </text:list-item>
      </text:list>
      <text:p text:style-name="Horizontal_20_Line"/>
      <text:h text:style-name="Heading_20_4" text:outline-level="4"><text:span text:style-name="Strong_20_Emphasis">2. Собственные инновационные идеи:</text:span></text:h>
      <text:p text:style-name="Text_20_body"><text:span text:style-name="Strong_20_Emphasis">Для кибер-имплантов:</text:span></text:p>
      <text:list text:style-name="L5">
        <text:list-item>
          <text:p text:style-name="P18"><text:span text:style-name="Strong_20_Emphasis">Нейроинтеграция</text:span>:</text:p>
          <text:list>
            <text:list-item>
              <text:p text:style-name="P18"><text:soft-page-break/>Интерфейс для управления имплантами силой мысли (через нейродатчики).</text:p>
            </text:list-item>
            <text:list-item>
              <text:p text:style-name="P18">Тренировочные симуляторы для адаптации к новым функциям.</text:p>
            </text:list-item>
          </text:list>
        </text:list-item>
        <text:list-item>
          <text:p text:style-name="P18"><text:span text:style-name="Strong_20_Emphasis">Цифровой двойник</text:span>:</text:p>
          <text:list>
            <text:list-item>
              <text:p text:style-name="P18">Виртуальная модель тела с имплантами для тестирования настроек.</text:p>
            </text:list-item>
          </text:list>
        </text:list-item>
        <text:list-item>
          <text:p text:style-name="P18"><text:span text:style-name="Strong_20_Emphasis">Криптозащита данных</text:span>:</text:p>
          <text:list>
            <text:list-item>
              <text:p text:style-name="P18">Блокчейн для шифрования данных сознания и медицинских записей.</text:p>
            </text:list-item>
          </text:list>
        </text:list-item>
        <text:list-item>
          <text:p text:style-name="P18"><text:span text:style-name="Strong_20_Emphasis">Маркетплейс имплантов</text:span>:</text:p>
          <text:list>
            <text:list-item>
              <text:p text:style-name="P18">Покупка/аренда имплантов, заказ индивидуального дизайна.</text:p>
            </text:list-item>
          </text:list>
        </text:list-item>
      </text:list>
      <text:p text:style-name="Text_20_body"><text:span text:style-name="Strong_20_Emphasis">Для переноса сознания:</text:span></text:p>
      <text:list text:style-name="L6">
        <text:list-item>
          <text:p text:style-name="P19"><text:span text:style-name="Strong_20_Emphasis">Симулятор носителя</text:span>:</text:p>
          <text:list>
            <text:list-item>
              <text:p text:style-name="P19">Виртуальная среда для "тест-драйва" нового тела (например, выбор физических параметров).</text:p>
            </text:list-item>
          </text:list>
        </text:list-item>
        <text:list-item>
          <text:p text:style-name="P19"><text:span text:style-name="Strong_20_Emphasis">Репозиторий сознания</text:span>:</text:p>
          <text:list>
            <text:list-item>
              <text:p text:style-name="P19">Хранилище резервных копий с возможностью восстановления.</text:p>
            </text:list-item>
          </text:list>
        </text:list-item>
        <text:list-item>
          <text:p text:style-name="P19"><text:span text:style-name="Strong_20_Emphasis">Этика и право</text:span>:</text:p>
          <text:list>
            <text:list-item>
              <text:p text:style-name="P19">Раздел с юридическими консультациями (права цифрового сознания, наследование данных).</text:p>
            </text:list-item>
          </text:list>
        </text:list-item>
        <text:list-item>
          <text:p text:style-name="P19"><text:span text:style-name="Strong_20_Emphasis">Кроссплатформенная синхронизация</text:span>:</text:p>
          <text:list>
            <text:list-item>
              <text:p text:style-name="P19">Перенос сознания между носителями через облако (например, из робота в VR).</text:p>
            </text:list-item>
          </text:list>
        </text:list-item>
      </text:list>
      <text:p text:style-name="Text_20_body"><text:span text:style-name="Strong_20_Emphasis">Общие фичи:</text:span></text:p>
      <text:list text:style-name="L7">
        <text:list-item>
          <text:p text:style-name="P20"><text:span text:style-name="Strong_20_Emphasis">Геймификация</text:span>:</text:p>
          <text:list>
            <text:list-item>
              <text:p text:style-name="P20">Бейджи за освоение функций имплантов, квесты для новых пользователей.</text:p>
            </text:list-item>
          </text:list>
        </text:list-item>
        <text:list-item>
          <text:p text:style-name="P20"><text:span text:style-name="Strong_20_Emphasis">Социальная сеть</text:span>:</text:p>
          <text:list>
            <text:list-item>
              <text:p text:style-name="P20">Сообщества по интересам (например, "Киберспортсмены", "Трансгуманисты").</text:p>
            </text:list-item>
          </text:list>
        </text:list-item>
        <text:list-item>
          <text:p text:style-name="P20"><text:span text:style-name="Strong_20_Emphasis">Криптоплатежи</text:span>:</text:p>
          <text:list>
            <text:list-item>
              <text:p text:style-name="P20">Оплата услуг в токенах компании или BTC/ETH.</text:p>
            </text:list-item>
          </text:list>
        </text:list-item>
        <text:list-item>
          <text:p text:style-name="P20"><text:span text:style-name="Strong_20_Emphasis">Эмоциональный AI</text:span>:</text:p>
          <text:list>
            <text:list-item>
              <text:p text:style-name="P20">Ассистент, адаптирующийся под психологическое состояние пользователя (особенно после переноса сознания)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Рекомендации по интерфейсу:</text:span></text:h>
      <text:list text:style-name="L8">
        <text:list-item>
          <text:p text:style-name="P21"><text:span text:style-name="Strong_20_Emphasis">Персонализация</text:span>:</text:p>
          <text:list>
            <text:list-item>
              <text:p text:style-name="P21"><text:soft-page-break/>Адаптивный интерфейс (для новичков — упрощенный, для продвинутых — расширенные настройки).</text:p>
            </text:list-item>
          </text:list>
        </text:list-item>
        <text:list-item>
          <text:p text:style-name="P21"><text:span text:style-name="Strong_20_Emphasis">Безопасность</text:span>:</text:p>
          <text:list>
            <text:list-item>
              <text:p text:style-name="P21">Биометрия + двухфакторная аутентификация для доступа к критическим функциям.</text:p>
            </text:list-item>
          </text:list>
        </text:list-item>
        <text:list-item>
          <text:p text:style-name="P21"><text:span text:style-name="Strong_20_Emphasis">Инклюзивность</text:span>:</text:p>
          <text:list>
            <text:list-item>
              <text:p text:style-name="P21">Режимы для слабовидящих (голосовое управление, шрифт Брайля).</text:p>
            </text:list-item>
          </text:list>
        </text:list-item>
        <text:list-item>
          <text:p text:style-name="P21"><text:span text:style-name="Strong_20_Emphasis">Минимализм</text:span>:</text:p>
          <text:list>
            <text:list-item>
              <text:p text:style-name="P21">Четкие CTA (например, "Экстренная помощь", "Резервное копирование") на главном экране.</text:p>
            </text:list-item>
          </text:list>
        </text:list-item>
      </text:list>
      <text:p text:style-name="Horizontal_20_Line"/>
      <text:p text:style-name="Text_20_body"><text:span text:style-name="Strong_20_Emphasis">Итог:</text:span> Интерфейс должен сочетать медицинскую надежность (как у Medtronic), инновационный UX (как у Open Bionics) и футуристические фичи, отражающие уникальность переноса сознания. Акцент на безопасности, персонализации и комьюнити.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9:20:50.416548040</meta:creation-date>
    <dc:date>2025-03-22T19:41:41.017475943</dc:date>
    <meta:editing-duration>PT20M25S</meta:editing-duration>
    <meta:editing-cycles>10</meta:editing-cycles>
    <meta:generator>LibreOffice/7.5.1.2$MacOSX_X86_64 LibreOffice_project/fcbaee479e84c6cd81291587d2ee68cba099e129</meta:generator>
    <meta:document-statistic meta:table-count="0" meta:image-count="0" meta:object-count="0" meta:page-count="4" meta:paragraph-count="86" meta:word-count="592" meta:character-count="4659" meta:non-whitespace-character-count="4214"/>
  </office:meta>
</office:document-meta>
</file>